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值的问题</text:p>
      <text:h text:style-name="Heading_20_1" text:outline-level="1">
      p值到底是干什么的？ 在假设检验问题中有一个非常基本的问题。每一个假设检验都有一个原假设和一个备择假设。假定原假设是事实，那么备择假设就有了一个可以计算出来的发生概率，如果这个发生概率非常小，但是实际上却发生了，我们就拒绝原假设，认为原假设不正确，并把原假设正确备择假设成立的概率叫做p值。
    </text:h>
      <text:h text:style-name="Heading_20_1" text:outline-level="1">
      因为p值很容易根据一个异常案例决定是否改变现有的对事实的认知，所以被广泛使用来推翻现有的认知，但是p值的误用也是广泛存在的。
    
      这篇论文主要对一些常见的计算p值的方法进行汇总分析，来论述为什么p值会被如此广泛的误用。
    
      这篇论文主要涉及了信息论和非参数统计，经过我的搜索，并没有太多的同类文献可以参考，所以实际上基本上没有参考来源和同行研究。
    </text:h>
      <text:h text:style-name="Heading_20_1" text:outline-level="1">
      为了让文章的观点更容易接受，我们会从案例的角度来论述这篇文章
    </text:h>
      <text:h text:style-name="Heading_20_1" text:outline-level="1">
      p值是怎么工作的
    </text:h>
      <text:h text:style-name="Heading_20_2" text:outline-level="2">
      0假设（null hypothesis)H0: a的均值和b的均值一样大, 备择假设H1(alter hypothesis): a的均值和b的均值不一样大
    </text:h>
      <text:h text:style-name="Heading_20_3" text:outline-level="3">
      我们计算在0假设的情况下，现实情况发生的可能性，0假设是欧洲一年喝的啤酒的数量是8升左右，备择假设是欧洲人喝的啤酒数量和8升相差很远。
    </text:h>
      <text:h text:style-name="Heading_20_3" text:outline-level="3">
      实际的情况，我们有10个人喝啤酒，他们喝啤酒的数量是5 7 8 8 8 2 3 4 3 4
    </text:h>
      <text:h text:style-name="Heading_20_3" text:outline-level="3">我们按照平均水平是8升的情况下按照一定的计算方法计算现实情况，或者比现实情况更为远离均值的情况发生的概率，也就得到了一个p值，</text:h>
      <text:h text:style-name="Heading_20_3" text:outline-level="3">通过简单的计算我们实际上的喝酒的情况平均水平达不到8升，接着我们计算出来了一个在0假设下小于现实情况的概率，假定这个概率是0.01</text:h>
      <text:h text:style-name="Heading_20_3" text:outline-level="3">
      因为如果平均值是8升的话，我们的得到现实情况是这样的概率是0.01相对来说比较小，所以，我们不认为0假定均值为8升是对的，
    </text:h>
      <text:h text:style-name="Heading_20_1" text:outline-level="1">
      如果我们想要思考一个问题，我们必须有一个度量的尺子，来度量事情的复杂度。<text:line-break/>下面采用的方法：  在每一个需要人为判断的环节标记一个bit的信息，然后计算整体的计算过程中需要多少bit的信息， 以信息为例
    
      问题复杂度的度量的方法，在有分支的情况下，不管左右分支的先验信息，每条边分支的概率都假设成1/2.
    </text:h>
      <text:h text:style-name="Heading_20_1" text:outline-level="1">
      R语言的例子1   判断组函数的中位数是否是一个数
    </text:h>
      <text:h text:style-name="Heading_20_2" text:outline-level="2">
    x=c(274,279,290,326,329,341,378,405,436,500, 515,541,558,566,618,708,760,867,868,869, 888,915,932,942,960,975,976,1014,1025,1095, 1118,1166,1193,1194,1243,1277,1304,1327,1343,1398, 1407,1409,1417,1467,1477,1512,1530,1623,1710,1921)  #代表一个有多个数值的样本

    
      #检验中位数是否是1200
    <text:line-break/>
      n=length(x) # 计算一共有多少数据
    <text:line-break/>
       median(x)  #计算实际的这一组数据的中位数的数值<text:line-break/> p0=0.5 q0=1200 alpha=0.05  初始化参数，0假设的中位数， 以及显著性水平0.05<text:line-break/>sfu=sum(x&lt;=q0) #计数所有小于0假设的中位数的数量<text:line-break/>low=qbinom(alpha/2,n,p0) 计算给定显著性水平置信区间的下分位点<text:line-break/>upp=qbinom(1-alpha/2,n,p0)计算给定显著性水平置信区间的上分位点<text:line-break/>  p=2*min(pbinom(sfu,n,p0), 1-pbinom(sfu-1,n,p0)) 计算p值
    
       
    </text:h>
      <text:h text:style-name="Heading_20_3" text:outline-level="3">说明</text:h>
      <text:h text:style-name="Heading_20_4" text:outline-level="4">
      说明： 给出一组数据，检验中位数是否是某一个数，解出p值得到结论。
    
      这是一个最简单的例子，也是一个最为常用的例子， 我们来检查一下计算p值的几个环节，以及可能出错的部分。
    </text:h>
      <text:h text:style-name="Heading_20_3" text:outline-level="3">需要人为判断的环节</text:h>
      <text:h text:style-name="Heading_20_4" text:outline-level="4">
      sfu=sum(x&lt;=q0) #计数所有小于0假设的中位数的数量<text:line-break/>
      因为不同人的习惯不同，这个地方会涉及到有一部分人默认计数了大于假定中位数的数量，他的代码可能是这样的。
    
      sfu=sum(x&gt;=q0)
    
      也就是任何审阅代码的人必须切实的理解这一部分， 已检查后来的计算是否出现了稿件的作者是不是将第一种sfu 当成 第二种sfu进行计算
    <text:line-break/>
</text:h>
      <text:h text:style-name="Heading_20_4" text:outline-level="4">
        p=2*min(pbinom(sfu,n,p0), 1-pbinom(sfu-1,n,p0)) 计算p值
    
      这里有两个需要判断的环节，一个是前面的默认计数对象sfu， 如果前面的计数sfu是小于假定中位数的数量，那么就应该使用上面的代码，否者应该使用下面的代码
    
        p=2*min(1-pbinom(sfu,n,p0), pbinom(sfu-1,n,p0))
    
      这个问题的真正简单之处是，即便作者搞错了前后参数的对应关系， 2*min() 这个取两个数中较小值的函数也能够防止出错，
    
      但是对于审核的人仍然意味着需要搞清每一个参数的真实意义。<text:line-break/>以及需要放在论文中的位置<text:line-break/>
</text:h>
      <text:h text:style-name="Heading_20_3" text:outline-level="3">总结</text:h>
      <text:h text:style-name="Heading_20_4" text:outline-level="4">总结： 这个计算一共需要做统计计算的人搞清楚两处参数的位置，即便搞错了，也能得到正确的结果，<text:line-break/>对于作者来只需要按着流程使用，不需做反复的检查，0bit的复杂度<text:line-break/>对于统计审核的人容易搞反的地方有两处，需要检查的地方有两个地方，检查的复杂度是2bit</text:h>
      <text:h text:style-name="Heading_20_1" text:outline-level="1">
      R语言中的例子2<text:line-break/>判断一个函数的0.25分位点是不是一个数值
    </text:h>
      <text:h text:style-name="Heading_20_2" text:outline-level="2">
    x=c(274,279,290,326,329,341,378,405,436,500, 515,541,558,566,618,708,760,867,868,869, 888,915,932,942,960,975,976,1014,1025,1095, 1118,1166,1193,1194,1243,1277,1304,1327,1343,1398, 1407,1409,1417,1467,1477,1512,1530,1623,1710,1921)  

    
      #检验0.25分位数是否是1000
    <text:line-break/>
      n=length(x) 计算一共有多少数据
    <text:line-break/>
<text:line-break/>
       p0=0.25 q0=1000 alpha=0.05  初始化参数，0假设的中位数， 以及显著性水平0.05<text:line-break/>sfu=sum(x&lt;=q0) #计数所有小于0假设的中位数的数量<text:line-break/>
<text:line-break/>  p=2*min(pbinom(sfu,n,p0), 1-pbinom(sfu-1,n,p0)) 计算p值
    
       
    </text:h>
      <text:h text:style-name="Heading_20_3" text:outline-level="3">说明</text:h>
      <text:h text:style-name="Heading_20_4" text:outline-level="4">
      判断一个函数的0.25分位点是不是一个数值
    </text:h>
      <text:h text:style-name="Heading_20_3" text:outline-level="3">需要人为判断的环节</text:h>
      <text:h text:style-name="Heading_20_4" text:outline-level="4">
      sfu=sum(x&lt;=q0) #计数所有小于0.25分位数的数量<text:line-break/>
      因为不同人的习惯不同，这个地方会涉及到有一部分人默认计数了大于假定中位数的数量，他的代码可能是这样的。
    
      sfu=sum(x&gt;=q0)
    
      也就是任何审阅代码的人必须切实的理解这一部分， 已检查后来的计算是否出现了稿件的作者是不是将第一种sfu 当成 第二种sfu进行计算
    <text:line-break/>
</text:h>
      <text:h text:style-name="Heading_20_4" text:outline-level="4">
        p=2*min(pbinom(sfu,n,p0), 1-pbinom(sfu-1,n,p0)) 计算p值
    
      这里有两个需要判断的环节，一个是前面的默认计数对象sfu， 如果前面的计数sfu是小于假定0.25分位数的数量，那么就应该使用上面的代码，否者应该使用下面的代码
    
        p=2*min(1-pbinom(sfu,n,p0), pbinom(sfu-1,n,p0))
    
      这个案例并没有类似于上面的检验中位数时的防止出错机制，如果弄错了顺序，就会真正的出错
    
      但是对于审核的人意味着需要搞清每一个参数的真实意义。<text:line-break/>以及前后的承接关系
    </text:h>
      <text:h text:style-name="Heading_20_4" text:outline-level="4">总结： 这个计算一共需要做统计计算的人搞清楚两处参数的位置，即便搞错了，也能得到正确的结果，<text:line-break/>对于作者来只需要按着流程使用，不需做反复的检查，0bit的复杂度<text:line-break/>对于统计审核的人容易搞反的地方有两处，需要检查的地方有两个地方，检查的复杂度是2bit</text:h>
      <text:h text:style-name="Heading_20_3" text:outline-level="3">总结</text:h>
      <text:h text:style-name="Heading_20_4" text:outline-level="4">
      总结：需要人为判断的环节 和上面类似，不过这个案例没有防止出错的机制，如果作者搞错了，就真的搞错了<text:line-break/>
<text:line-break/>也就是对于作者来说复杂度提升到了2bit，
    
      对于审核人员来说，仍然维持2bit
    </text:h>
      <text:h text:style-name="Heading_20_1" text:outline-level="1">
      R语言中的例子3<text:line-break/>判断一个函数的0.25分位点是不是小于一个给定的数值多少 
    </text:h>
      <text:h text:style-name="Heading_20_2" text:outline-level="2">
    x=c(274,279,290,326,329,341,378,405,436,500, 515,541,558,566,618,708,760,867,868,869, 888,915,932,942,960,975,976,1014,1025,1095, 1118,1166,1193,1194,1243,1277,1304,1327,1343,1398, 1407,1409,1417,1467,1477,1512,1530,1623,1710,1921) #原假设： 0.25分位数就是1000 

    
      #备择假设0.25分位数小于1000
    <text:line-break/>
      n=length(x) 计算一共有多少数据
    <text:line-break/>
<text:line-break/>
       p0=0.25 q0=1000 alpha=0.05  初始化参数，0假设的中位数， 以及显著性水平0.05<text:line-break/>sfu=sum(x&lt;=q0) #计数所有小于0假设的中位数的数量<text:line-break/>
<text:line-break/>
       p = 1-pbinom(sfu,n,p0)  计算p值
    </text:h>
      <text:h text:style-name="Heading_20_3" text:outline-level="3">说明</text:h>
      <text:h text:style-name="Heading_20_4" text:outline-level="4">判断一个函数的0.25分位点是不是小于一个给定的数值多少 </text:h>
      <text:h text:style-name="Heading_20_3" text:outline-level="3">
      这个案例比较复杂，通过逆推法来决定p值是如何确认的
    
      最后的p = 1-pbinom(sfu,n,p0)是如何确认的，p值计算的过程
    
      首先p值一定是过小拒绝原假设，
    
      我们构造一个小的p值，
    
      因为拒绝原假设会导致一个必然很小的p值，
    
      拒绝原假设的情况是 实际0.25分位数小于1000
    
      实际0.25分位数小于1000，也就会造成实际小于1000的数量比较多
    
      根据分布函数的规律，应该用1-pbinom(sfu,n,p0)得到一个小值，
    
      所以 p 值的计算应该取 1-pbinom(sfu,n,p0)
    
      整个过程一共有8个思考步骤，中间设计防止出错的机制，和第一个例子和第二个例子不同，简单的改了一下问题要求的内容，需要人为进行检查是否正确的环节变得空前的多，而且整个问题彻底失去了防止出错的机制。
    
      整个个问题的复杂程度是8bit
    </text:h>
      <text:h text:style-name="Heading_20_3" text:outline-level="3">
      总结：需要人为判断的环节 和上面类似，不过这个案例没有防止出错的机制，如果作者搞错了，就真的搞错了<text:line-break/>
<text:line-break/>也就是对于作者来说复杂度提升到了8bit，
    
      对于审核人员来说，仍然维持8bit
    </text:h>
      <text:h text:style-name="Heading_20_3" text:outline-level="3">出现的灾难性后果： 人为检查的环节过多，是造成p值在使用过程中耗时比较长的首要原因，不过也因此造成了另一个更为严重的问题， 采用p值的研究即便有错误，检查起来也难如登天。<text:line-break/>而通过几个论文审核人员进行统计审核的排错能力也会大大下降。<text:line-break/>
<text:line-break/>假定一片论文有5个的逻辑错误的地方，而这五个逻辑错误的的地方又相互关联，前后承接，这样一共要在32中情况中找出来一个对的情况，即便有三个人同时参与这篇论文的统计审核，每个人犯错的概率30%，能够保证这篇论文是对的概率也不过1-.3^3 =0.973， 0.027的概率把事实搞成了另外一种情况，这也就意味着， 即便是三个人检查，也有0.027*32 = 0.864的概率是另外的一种结果， 换句话说，因为p值的没有一个能够自动纠错的机制，统计审核的成本变得惊人的高。 在三个人检查的情况下，依然有相当大的犯错概率，而现实中是不可能有这么多人对一篇论文进行检查的。论文的统计意义因此而大打折扣。</text:h>
      <text:h text:style-name="Heading_20_1" text:outline-level="1">论文的总结</text:h>
      <text:h text:style-name="Heading_20_2" text:outline-level="2">
      上面的例子是p值使用中最为简单的例子，即便是简单的p值的统计可靠性，也很依赖人为检查，这个时候因为审阅论文的人对论文本身的不熟悉的。
    
      导致从头到尾进行统计审核，审核的时间会比写论文的时间还要长，如果进行了半年统计审核，到头来发现这个论文根本就站不住脚。也就是会面临大量的沉没成本
    </text:h>
      <text:h text:style-name="Heading_20_1" text:outline-level="1">结论</text:h>
      <text:h text:style-name="Heading_20_2" text:outline-level="2">我们仅仅拥有p值计算的知识是不够的，在绝大多数的关于p值使用过程中， 都会给出正确的使用方式， 但是在正确的道路上前行需要检查众多的参数对应关系，导致的出错概率很大。</text:h>
      <text:h text:style-name="Heading_20_2" text:outline-level="2">tips: 人为检查的环节过多，是造成p值在使用过程中耗时比较长的首要原因，不过也因此造成了另一个更为严重的问题， 采用p值的研究即便有错误，检查起来也难如登天。<text:line-break/>而通过几个论文审核人员进行统计审核的排错能力也会大大下降。<text:line-break/>
<text:line-break/>假定一片论文有5个的逻辑错误的地方，而这五个逻辑错误的的地方又相互关联，前后承接，这样一共要在32中情况中找出来一个对的情况，即便有三个人同时参与这篇论文的统计审核，每个人犯错的概率30%，能够保证这篇论文是对的概率也不过1-.3^3 =0.973， 0.027的概率把事实搞成了另外一种情况，这也就意味着， 即便是三个人检查，也有0.027*32 = 0.864的概率是另外的一种结果， 换句话说，因为p值的没有一个能够自动纠错的机制，统计审核的成本变得惊人的高。 在三个人检查的情况下，依然有相当大的犯错概率，而现实中是不可能有这么多人对一篇论文进行检查的。论文的统计意义因此而大打折扣。</text:h>
      <text:h text:style-name="Heading_20_2" text:outline-level="2">
      history tips： 在很多我以前的高中时代的数学计算中，比如乘法运算中，也会出现大量的问题，没有防出错机制， 每一次计算都要同时审核是不是算错，进行多次验证， 这样就造成了计算比想象的要费时，因为真实的计算是在复杂的情况中搜索到正确的答案
    
      later for deal: 我或许要计算一下真正的计算中容易范的错误。
    </text:h>
      <text:h text:style-name="Heading_20_1" text:outline-level="1">待处理的观点</text:h>
      <text:h text:style-name="Heading_20_2" text:outline-level="2">P值真正复杂的地方是没有任何一个地方提供一个完整的解决方案，没有通用的解决方案的后果就是参数列表不一致，绝对多数类似于 phypper 的程序没有任何的防止参数代入错误的防呆机制，一次参数的检查可能没有什么，但是如果出现大量的参数的检查，就会变成非常复杂的的问题。  </text:h>
      <text:h text:style-name="Heading_20_2" text:outline-level="2"> 在这里举一个例子搞定p值使用的问题，  具体的谈及其中涉及的可能的错误。 p值的意义， 我精确的知道信息论，以及香农熵的计算方法， 所以我可以对整个步骤计算一下信息熵，然后评估一下，</text:h>
      <text:h text:style-name="Heading_20_2" text:outline-level="2">
      tips: 探索新的事物会让我感到劳累，所以要对自己的精力的下降保持警觉
    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